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The fundamentals of  electrodynamics are based on Maxwell Equations</math:mtext>
      </math:mtr>
      <math:mtr>
        <math:mrow>
          <math:mrow>
            <math:mo math:stretchy="false">∇</math:mo>
            <math:mo math:stretchy="false">⋅</math:mo>
            <math:mover math:accent="true">
              <math:mi>B</math:mi>
              <math:mo math:stretchy="false">→</math:mo>
            </math:mover>
          </math:mrow>
          <math:mo math:stretchy="false">=</math:mo>
          <math:mn>0</math:mn>
        </math:mrow>
      </math:mtr>
      <math:mtr>
        <math:mrow>
          <math:mrow>
            <math:mo math:stretchy="false">∇</math:mo>
            <math:mo math:stretchy="false">⋅</math:mo>
            <math:mover math:accent="true">
              <math:mi>E</math:mi>
              <math:mo math:stretchy="false">→</math:mo>
            </math:mover>
          </math:mrow>
          <math:mo math:stretchy="false">=</math:mo>
          <math:mfrac>
            <math:mo math:stretchy="false">ρ</math:mo>
            <math:msub>
              <math:mo math:stretchy="false">ε</math:mo>
              <math:mn>0</math:mn>
            </math:msub>
          </math:mfrac>
        </math:mrow>
      </math:mtr>
      <math:mtr>
        <math:mrow>
          <math:mrow>
            <math:mo math:stretchy="false">∇</math:mo>
            <math:mo math:stretchy="false">×</math:mo>
            <math:mover math:accent="true">
              <math:mi>E</math:mi>
              <math:mo math:stretchy="false">→</math:mo>
            </math:mover>
          </math:mrow>
          <math:mo math:stretchy="false">=</math:mo>
          <math:mrow>
            <math:mo math:stretchy="false">−</math:mo>
            <math:mfrac>
              <math:mrow>
                <math:mo math:stretchy="false">∂</math:mo>
                <math:mover math:accent="true">
                  <math:mi>B</math:mi>
                  <math:mo math:stretchy="false">→</math:mo>
                </math:mover>
              </math:mrow>
              <math:mrow>
                <math:mo math:stretchy="false">∂</math:mo>
                <math:mi>t</math:mi>
              </math:mrow>
            </math:mfrac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sub>
              <math:mo math:stretchy="false">m</math:mo>
              <math:mn>0</math:mn>
            </math:msub>
          </math:mrow>
          <math:mrow>
            <math:mi>j</math:mi>
            <math:mo math:stretchy="false">+</math:mo>
            <math:mfrac>
              <math:mn>1</math:mn>
              <math:msup>
                <math:mi>c</math:mi>
                <math:mn>2</math:mn>
              </math:msup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text>As an alternative to the differentiated form of the  Maxwell equations represented, </math:mtext>
      </math:mtr>
      <math:mtr>
        <math:mtext>an integral form may be given: </math:mtext>
      </math:mtr>
      <math:mtr>
        <math:mrow>
          <math:mrow>
            <math:mrow>
              <math:munder>
                <math:mo math:stretchy="false">∯</math:mo>
                <math:mi>V</math:mi>
              </math:munder>
              <math:mrow>
                <math:mrow>
                  <math:mover math:accent="true">
                    <math:mi>E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A</math:mi>
                  <math:mo math:stretchy="false">→</math:mo>
                </math:mover>
              </math:mrow>
            </math:mrow>
            <math:mo math:stretchy="false">=</math:mo>
            <math:mfrac>
              <math:mn>1</math:mn>
              <math:msub>
                <math:mo math:stretchy="false">ε</math:mo>
                <math:mn>0</math:mn>
              </math:msub>
            </math:mfrac>
          </math:mrow>
          <math:mrow>
            <math:munder>
              <math:mo math:stretchy="false">∫</math:mo>
              <math:mi>V</math:mi>
            </math:munder>
            <math:mrow>
              <math:mo math:stretchy="false">ρ</math:mo>
              <math:mi math:fontstyle="italic">dV</math:mi>
            </math:mrow>
          </math:mrow>
        </math:mrow>
      </math:mtr>
      <math:mtr>
        <math:mrow>
          <math:mrow>
            <math:munder>
              <math:mo math:stretchy="false">∯</math:mo>
              <math:mi>V</math:mi>
            </math:munder>
            <math:mrow>
              <math:mrow>
                <math:mover math:accent="true">
                  <math:mi>B</math:mi>
                  <math:mo math:stretchy="false">→</math:mo>
                </math:mover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  <math:mo math:stretchy="false">=</math:mo>
          <math:mn>0</math:mn>
        </math:mrow>
      </math:mtr>
      <math:mtr>
        <math:mrow>
          <math:mrow>
            <math:mrow>
              <math:munder>
                <math:mo math:stretchy="false">∮</math:mo>
                <math:mi>F</math:mi>
              </math:munder>
              <math:mrow>
                <math:mrow>
                  <math:mover math:accent="true">
                    <math:mi>E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s</math:mi>
                  <math:mo math:stretchy="false">→</math:mo>
                </math:mover>
              </math:mrow>
            </math:mrow>
            <math:mo math:stretchy="false">=</math:mo>
            <math:mrow>
              <math:mo math:stretchy="false">−</math:mo>
              <math:mfrac>
                <math:mi>d</math:mi>
                <math:mi math:fontstyle="italic">dt</math:mi>
              </math:mfrac>
            </math:mrow>
          </math:mrow>
          <math:mrow>
            <math:munder>
              <math:mo math:stretchy="false">∫</math:mo>
              <math:mi>F</math:mi>
            </math:munder>
            <math:mrow>
              <math:mrow>
                <math:mover math:accent="true">
                  <math:mi>B</math:mi>
                  <math:mo math:stretchy="false">→</math:mo>
                </math:mover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</math:mrow>
      </math:mtr>
      <math:mtr>
        <math:mrow>
          <math:mrow>
            <math:mrow>
              <math:munder>
                <math:mo math:stretchy="false">∮</math:mo>
                <math:mi>F</math:mi>
              </math:munder>
              <math:mrow>
                <math:mrow>
                  <math:mover math:accent="true">
                    <math:mi>B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s</math:mi>
                  <math:mo math:stretchy="false">→</math:mo>
                </math:mover>
              </math:mrow>
            </math:mrow>
            <math:mo math:stretchy="false">=</math:mo>
            <math:msub>
              <math:mo math:stretchy="false">m</math:mo>
              <math:mn>0</math:mn>
            </math:msub>
          </math:mrow>
          <math:mrow>
            <math:munder>
              <math:mo math:stretchy="false">∫</math:mo>
              <math:mi>F</math:mi>
            </math:munder>
            <math:mrow>
              <math:mrow>
                <math:mfenced math:open="" math:close="">
                  <math:mrow>
                    <math:mrow>
                      <math:mover math:accent="true">
                        <math:mi>j</math:mi>
                        <math:mo math:stretchy="false">→</math:mo>
                      </math:mover>
                      <math:mo math:stretchy="false">+</math:mo>
                      <math:msub>
                        <math:mo math:stretchy="false">ε</math:mo>
                        <math:mn>0</math:mn>
                      </math:msub>
                    </math:mrow>
                    <math:mfrac>
                      <math:mrow>
                        <math:mo math:stretchy="false">∂</math:mo>
                        <math:mover math:accent="true">
                          <math:mi>E</math:mi>
                          <math:mo math:stretchy="false">→</math:mo>
                        </math:mover>
                      </math:mrow>
                      <math:mrow>
                        <math:mo math:stretchy="false">∂</math:mo>
                        <math:mi>t</math:mi>
                      </math:mrow>
                    </math:mfrac>
                  </math:mrow>
                </math:mfenced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</math:mrow>
      </math:mtr>
    </math:mtable>
    <math:annotation math:encoding="StarMath 5.0">"The fundamentals of  electrodynamics are based on Maxwell Equations" newline
nabla cdot vec B=0 newline
nabla cdot vec E=%rho over %epsilon_0 newline
nabla  times vec E=-{{partial vec B} over {partial t}} newline
nabla  times vec B=%my_0 j+1 over {c^{2}}{{partial vec E} over { partial t}} newline
"As an alternative to the differentiated form of the  Maxwell equations represented, " newline 
"an integral form may be given: " newline
llint from{V} {vec E cdot  d{vec A}} = 1 over %epsilon_0 int from {V} {%rho dV} newline
llint from {V} {vec B cdot  d{vec A}} =0 newline
lint from {F} {vec E cdot  d{vec s}}=-{ d over {dt}} int from {F} {vec B cdot  d{vec A}} newline
lint from {F} {vec B cdot  d{vec s}}=%my_0 int from {F} {left (vec j+%epsilon_0{{partial vec E} over{partial t}} right ) cdot d{vec A}}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2:3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